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1.77mm" svg:height="147.69mm" svg:x="68.83mm" svg:y="5.46mm">
            <draw:object draw:notify-on-update-of-ranges="Sheet1.A2:Sheet1.A8 Sheet1.B2:Sheet1.B8 Sheet1.A2:Sheet1.A8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23887054134184" calcext:value-type="float">
            <text:p>0.423887054134184</text:p>
          </table:table-cell>
          <table:table-cell table:style-name="ce1" office:value-type="float" office:value="0.447214" calcext:value-type="float">
            <text:p>0.4472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41510627510878" calcext:value-type="float">
            <text:p>0.4415106275108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44308209181835" calcext:value-type="float">
            <text:p>0.44430820918183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46624094382105" calcext:value-type="float">
            <text:p>0.44662409438210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46918327690375" calcext:value-type="float">
            <text:p>0.44691832769037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47154486584868" calcext:value-type="float">
            <text:p>0.44715448658486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47183981240755" calcext:value-type="float">
            <text:p>0.4471839812407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3:27:08.723254393</meta:creation-date>
    <dc:date>2020-02-27T14:06:16.940109679</dc:date>
    <meta:editing-duration>PT18M17S</meta:editing-duration>
    <meta:editing-cycles>1</meta:editing-cycles>
    <meta:document-statistic meta:table-count="1" meta:cell-count="1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left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78cm" svg:height="14.77cm" xlink:href=".." xlink:type="simple" chart:class="chart:scatter" chart:style-name="ch1">
        <chart:legend chart:legend-position="end" svg:x="19.262cm" svg:y="6.822cm" style:legend-expansion="high" chart:style-name="ch2"/>
        <chart:plot-area chart:style-name="ch3" table:cell-range-address="Sheet1.A2:Sheet1.C8" svg:x="1.447cm" svg:y="0.295cm" svg:width="17.372cm" svg:height="13.206cm">
          <chartooo:coordinate-region svg:x="2.569cm" svg:y="0.503cm" svg:width="15.764cm" svg:height="12.337cm"/>
          <chart:axis chart:dimension="x" chart:name="primary-x" chart:style-name="ch4">
            <chart:title svg:x="8.951cm" svg:y="13.797cm" chart:style-name="ch5">
              <text:p>No. of Iterations</text:p>
            </chart:title>
          </chart:axis>
          <chart:axis chart:dimension="y" chart:name="primary-y" chart:style-name="ch4">
            <chart:title svg:x="0.451cm" svg:y="8.54cm" chart:style-name="ch6">
              <text:p>Mass Flow Rate (kg/s)</text:p>
            </chart:title>
            <chart:grid chart:style-name="ch7" chart:class="major"/>
          </chart:axis>
          <chart:series chart:style-name="ch8" chart:values-cell-range-address="Sheet1.B2:Sheet1.B8" chart:class="chart:scatter">
            <chart:domain table:cell-range-address="Sheet1.A2:Sheet1.A8"/>
            <chart:data-point chart:repeated="7"/>
          </chart:series>
          <chart:series chart:style-name="ch9" chart:values-cell-range-address="Sheet1.C2:Sheet1.C8" chart:class="chart:scatter">
            <chart:error-indicator chart:style-name="ch10" chart:dimension="x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0.423887054134184">
                <text:p>0.423887054134184</text:p>
                <draw:g>
                  <svg:desc>Sheet1.B2:Sheet1.B8</svg:desc>
                </draw:g>
              </table:table-cell>
              <table:table-cell office:value-type="float" office:value="0.447214">
                <text:p>0.44721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441510627510878">
                <text:p>0.441510627510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444308209181835">
                <text:p>0.444308209181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446624094382105">
                <text:p>0.446624094382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446918327690375">
                <text:p>0.44691832769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447154486584868">
                <text:p>0.447154486584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447183981240755">
                <text:p>0.4471839812407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